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06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ENRIQUEZ TICONA YENNY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4575161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ABANCAY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29538262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ENRIQUEZ TICONA YENNY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4575161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06/08/2021</text:span></text:p>
          </table:table-cell>
          <table:table-cell table:style-name="Tabla1.A8" office:value-type="string">
            <text:p text:style-name="P21"><text:span text:style-name="T9">FACTUR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2.05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41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41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06/08/2021</text:p>
          </table:table-cell>
          <table:table-cell table:style-name="Tabla2.A3" office:value-type="string">
            <text:p text:style-name="P16">43921672</text:p>
          </table:table-cell>
          <table:table-cell table:style-name="Tabla2.D3" office:value-type="string">
            <text:p text:style-name="P17">41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6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6T21:50:23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